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819in"/>
    </style:style>
    <style:style style:name="co3" style:family="table-column">
      <style:table-column-properties fo:break-before="auto" style:column-width="3.4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table:style-name="Default" office:value-type="string">
            <text:p>fam-il-y</text:p>
          </table:table-cell>
          <table:table-cell office:value-type="string">
            <text:p>mom, dad, sister, brother...</text:p>
          </table:table-cell>
          <table:table-cell office:value-type="string">
            <text:p>How many people are in your family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ughty</text:p>
          </table:table-cell>
          <table:table-cell table:style-name="Default" office:value-type="string">
            <text:p>naugh-ty</text:p>
          </table:table-cell>
          <table:table-cell office:value-type="string">
            <text:p>not nice, breaking the rules</text:p>
          </table:table-cell>
          <table:table-cell office:value-type="string">
            <text:p>If you are naughty then you can't have break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</text:p>
          </table:table-cell>
          <table:table-cell table:style-name="Default" office:value-type="string">
            <text:p>first</text:p>
          </table:table-cell>
          <table:table-cell office:value-type="string">
            <text:p>number one</text:p>
          </table:table-cell>
          <table:table-cell office:value-type="string">
            <text:p>Please turn to the first page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ster</text:p>
          </table:table-cell>
          <table:table-cell table:style-name="Default" office:value-type="string">
            <text:p>sis-ter</text:p>
          </table:table-cell>
          <table:table-cell office:value-type="string">
            <text:p>a girl in your family</text:p>
          </table:table-cell>
          <table:table-cell office:value-type="string">
            <text:p>Does your sister have long hair?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other</text:p>
          </table:table-cell>
          <table:table-cell table:style-name="Default" office:value-type="string">
            <text:p>broth-er</text:p>
          </table:table-cell>
          <table:table-cell office:value-type="string">
            <text:p>a boy in your family</text:p>
          </table:table-cell>
          <table:table-cell office:value-type="string">
            <text:p>My brother can play the guitar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lete</text:p>
          </table:table-cell>
          <table:table-cell table:style-name="Default" office:value-type="string">
            <text:p>com-plete</text:p>
          </table:table-cell>
          <table:table-cell office:value-type="string">
            <text:p>done, finished</text:p>
          </table:table-cell>
          <table:table-cell office:value-type="string">
            <text:p>She completes her homework quickly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table:style-name="Default" office:value-type="string">
            <text:p>cap-i-tal</text:p>
          </table:table-cell>
          <table:table-cell office:value-type="string">
            <text:p>the biggest city in a country</text:p>
          </table:table-cell>
          <table:table-cell office:value-type="string">
            <text:p>What is the capital of Taiwan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tor</text:p>
          </table:table-cell>
          <table:table-cell table:style-name="Default" office:value-type="string">
            <text:p>doc-tor</text:p>
          </table:table-cell>
          <table:table-cell office:value-type="string">
            <text:p>a person who can help you when you're sick</text:p>
          </table:table-cell>
          <table:table-cell office:value-type="string">
            <text:p>Do you need to see a doctor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iod</text:p>
          </table:table-cell>
          <table:table-cell office:value-type="string">
            <text:p>per-i-od</text:p>
          </table:table-cell>
          <table:table-cell office:value-type="string">
            <text:p>a dot at the end of a sentence</text:p>
          </table:table-cell>
          <table:table-cell office:value-type="string">
            <text:p>Don't forget to write a period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place</text:p>
          </table:table-cell>
          <table:table-cell office:value-type="string">
            <text:p>somewhere</text:p>
          </table:table-cell>
          <table:table-cell office:value-type="string">
            <text:p>Can you tell me about your favorite place?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question mark</text:p>
          </table:table-cell>
          <table:table-cell office:value-type="string">
            <text:p>ques-tion-mark</text:p>
          </table:table-cell>
          <table:table-cell office:value-type="string">
            <text:p>a period for questions</text:p>
          </table:table-cell>
          <table:table-cell office:value-type="string">
            <text:p>You need to use a question mark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blank</text:p>
          </table:table-cell>
          <table:table-cell office:value-type="string">
            <text:p>an empty place where you can write</text:p>
          </table:table-cell>
          <table:table-cell office:value-type="string">
            <text:p>Write the answers in the blanks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each</text:p>
          </table:table-cell>
          <table:table-cell office:value-type="string">
            <text:p>every one</text:p>
          </table:table-cell>
          <table:table-cell office:value-type="string">
            <text:p>Each ant picks up a bit of food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rea</text:p>
          </table:table-cell>
          <table:table-cell office:value-type="string">
            <text:p>Ko-re-a</text:p>
          </table:table-cell>
          <table:table-cell office:value-type="string">
            <text:p>a country near Japan and China</text:p>
          </table:table-cell>
          <table:table-cell office:value-type="string">
            <text:p>Have you ever been to Korea?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rview</text:p>
          </table:table-cell>
          <table:table-cell office:value-type="string">
            <text:p>in-ter-view</text:p>
          </table:table-cell>
          <table:table-cell office:value-type="string">
            <text:p>to sit with someone and ask them questions</text:p>
          </table:table-cell>
          <table:table-cell office:value-type="string">
            <text:p>Can I interview you for the newspaper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office:value-type="string">
            <text:p>something wrong</text:p>
          </table:table-cell>
          <table:table-cell office:value-type="string">
            <text:p>Be careful not to make mistake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dwich</text:p>
          </table:table-cell>
          <table:table-cell office:value-type="string">
            <text:p>sand-wich</text:p>
          </table:table-cell>
          <table:table-cell office:value-type="string">
            <text:p>a kind of food with two pieces of bread</text:p>
          </table:table-cell>
          <table:table-cell office:value-type="string">
            <text:p>What do you like to put on a sandwich?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loud sound when you bite it or step on it</text:p>
          </table:table-cell>
          <table:table-cell office:value-type="string">
            <text:p>She can hear the crunchy leaves as she walk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licious</text:p>
          </table:table-cell>
          <table:table-cell office:value-type="string">
            <text:p>de-li-cious</text:p>
          </table:table-cell>
          <table:table-cell office:value-type="string">
            <text:p>tasty</text:p>
          </table:table-cell>
          <table:table-cell office:value-type="string">
            <text:p>What is the most delicious food in the world?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office:value-type="string">
            <text:p>the first meal of the day</text:p>
          </table:table-cell>
          <table:table-cell office:value-type="string">
            <text:p>What time do you eat breakfast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owel</text:p>
          </table:table-cell>
          <table:table-cell office:value-type="string">
            <text:p>vow-el</text:p>
          </table:table-cell>
          <table:table-cell office:value-type="string">
            <text:p>a, e, i, o, u, sometimes y</text:p>
          </table:table-cell>
          <table:table-cell office:value-type="string">
            <text:p>How many vowel sounds are there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sonant</text:p>
          </table:table-cell>
          <table:table-cell office:value-type="string">
            <text:p>con-son-ant</text:p>
          </table:table-cell>
          <table:table-cell office:value-type="string">
            <text:p>Not a vowel</text:p>
          </table:table-cell>
          <table:table-cell office:value-type="string">
            <text:p>How many consonants are ther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count</text:p>
          </table:table-cell>
          <table:table-cell office:value-type="string">
            <text:p>to see how many there are, 1 2 3 4...</text:p>
          </table:table-cell>
          <table:table-cell office:value-type="string">
            <text:p>Count to 20 when you wash your hands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eapple</text:p>
          </table:table-cell>
          <table:table-cell office:value-type="string">
            <text:p>pine-apple</text:p>
          </table:table-cell>
          <table:table-cell office:value-type="string">
            <text:p>a fruit with a yellow center</text:p>
          </table:table-cell>
          <table:table-cell office:value-type="string">
            <text:p>Do pineapples grow on trees?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worm</text:p>
          </table:table-cell>
          <table:table-cell office:value-type="string">
            <text:p>a long bug with no legs</text:p>
          </table:table-cell>
          <table:table-cell office:value-type="string">
            <text:p>The boys play with worms in the yard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 that is used for working</text:p>
          </table:table-cell>
          <table:table-cell office:value-type="string">
            <text:p>The truck drives over the rocks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ath</text:p>
          </table:table-cell>
          <table:table-cell office:value-type="string">
            <text:p>to do work with numbers, 1+1=2</text:p>
          </table:table-cell>
          <table:table-cell office:value-type="string">
            <text:p>She really likes studying math in school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takes people to other places for money</text:p>
          </table:table-cell>
          <table:table-cell office:value-type="string">
            <text:p>We can take the bus to the bank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unctuation</text:p>
          </table:table-cell>
          <table:table-cell office:value-type="string">
            <text:p>punc-tu-a-tion</text:p>
          </table:table-cell>
          <table:table-cell office:value-type="string">
            <text:p>symbols in English that are not letters or numbers</text:p>
          </table:table-cell>
          <table:table-cell office:value-type="string">
            <text:p>Don't forget to use punctuation!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office:value-type="string">
            <text:p>a place that people built that you can go inside</text:p>
          </table:table-cell>
          <table:table-cell office:value-type="string">
            <text:p>How many people live in your building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lphin</text:p>
          </table:table-cell>
          <table:table-cell office:value-type="string">
            <text:p>dol-phin</text:p>
          </table:table-cell>
          <table:table-cell office:value-type="string">
            <text:p>an animal that swims in the ocean like a small whale</text:p>
          </table:table-cell>
          <table:table-cell office:value-type="string">
            <text:p>The two dolphins swim in the sea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save</text:p>
          </table:table-cell>
          <table:table-cell office:value-type="string">
            <text:p>to make sure something doesn't get hurt</text:p>
          </table:table-cell>
          <table:table-cell office:value-type="string">
            <text:p>Please save me from the monster!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ard game</text:p>
          </table:table-cell>
          <table:table-cell office:value-type="string">
            <text:p>board-game</text:p>
          </table:table-cell>
          <table:table-cell office:value-type="string">
            <text:p>a game that you play on a table</text:p>
          </table:table-cell>
          <table:table-cell office:value-type="string">
            <text:p>What is your favorite boardgame to play?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doll</text:p>
          </table:table-cell>
          <table:table-cell office:value-type="string">
            <text:p>a toy that looks like a small person</text:p>
          </table:table-cell>
          <table:table-cell office:value-type="string">
            <text:p>The kids play with dolls in the tiny house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yo-yo</text:p>
          </table:table-cell>
          <table:table-cell office:value-type="string">
            <text:p>a toy that is a wheel on a string</text:p>
          </table:table-cell>
          <table:table-cell office:value-type="string">
            <text:p>The string on my yo-yo is broken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bot</text:p>
          </table:table-cell>
          <table:table-cell office:value-type="string">
            <text:p>ro-bot</text:p>
          </table:table-cell>
          <table:table-cell office:value-type="string">
            <text:p>a person made out of a computer</text:p>
          </table:table-cell>
          <table:table-cell office:value-type="string">
            <text:p>Do you think robots can help people?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icker</text:p>
          </table:table-cell>
          <table:table-cell office:value-type="string">
            <text:p>stick-er</text:p>
          </table:table-cell>
          <table:table-cell office:value-type="string">
            <text:p>a piece of paper with a sticky side</text:p>
          </table:table-cell>
          <table:table-cell office:value-type="string">
            <text:p>She puts stickers on her friend's paper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lural</text:p>
          </table:table-cell>
          <table:table-cell office:value-type="string">
            <text:p>plur-al</text:p>
          </table:table-cell>
          <table:table-cell office:value-type="string">
            <text:p>more than one</text:p>
          </table:table-cell>
          <table:table-cell office:value-type="string">
            <text:p>What is the plural of 'child'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aghetti</text:p>
          </table:table-cell>
          <table:table-cell office:value-type="string">
            <text:p>spag-het-ti</text:p>
          </table:table-cell>
          <table:table-cell office:value-type="string">
            <text:p>long noodles from Italy</text:p>
          </table:table-cell>
          <table:table-cell office:value-type="string">
            <text:p>This noodle shop has great spaghetti!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ffee</text:p>
          </table:table-cell>
          <table:table-cell office:value-type="string">
            <text:p>cof-fee</text:p>
          </table:table-cell>
          <table:table-cell office:value-type="string">
            <text:p>a brown drink that helps you stay awake</text:p>
          </table:table-cell>
          <table:table-cell office:value-type="string">
            <text:p>If you're tired, you can drink some coffee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tem</text:p>
          </table:table-cell>
          <table:table-cell office:value-type="string">
            <text:p>i-tem</text:p>
          </table:table-cell>
          <table:table-cell office:value-type="string">
            <text:p>a thing, something you can buy</text:p>
          </table:table-cell>
          <table:table-cell office:value-type="string">
            <text:p>How many items are you buying today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pell</text:p>
          </table:table-cell>
          <table:table-cell office:value-type="string">
            <text:p>to say the letters in a word</text:p>
          </table:table-cell>
          <table:table-cell office:value-type="string">
            <text:p>How do you spell your name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ring</text:p>
          </table:table-cell>
          <table:table-cell office:value-type="string">
            <text:p>bor-ing</text:p>
          </table:table-cell>
          <table:table-cell office:value-type="string">
            <text:p>not fun</text:p>
          </table:table-cell>
          <table:table-cell office:value-type="string">
            <text:p>She falls asleep in her boring math class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ish</text:p>
          </table:table-cell>
          <table:table-cell office:value-type="string">
            <text:p>fin-ish</text:p>
          </table:table-cell>
          <table:table-cell office:value-type="string">
            <text:p>to be done working, not doing something anymore</text:p>
          </table:table-cell>
          <table:table-cell office:value-type="string">
            <text:p>Can I play after I finish writing my homework?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office:value-type="string">
            <text:p>to clean your body with water falling from the wall</text:p>
          </table:table-cell>
          <table:table-cell office:value-type="string">
            <text:p>He takes a shower every morning at 7:00.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ple</text:p>
          </table:table-cell>
          <table:table-cell office:value-type="string">
            <text:p>simp-le</text:p>
          </table:table-cell>
          <table:table-cell office:value-type="string">
            <text:p>not hard, not crazy, not complicated</text:p>
          </table:table-cell>
          <table:table-cell office:value-type="string">
            <text:p>She writes a simple sentence in English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ifferent</text:p>
          </table:table-cell>
          <table:table-cell office:value-type="string">
            <text:p>dif-ferent</text:p>
          </table:table-cell>
          <table:table-cell office:value-type="string">
            <text:p>not the same</text:p>
          </table:table-cell>
          <table:table-cell office:value-type="string">
            <text:p>Is there a different restaurant we can go to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golf</text:p>
          </table:table-cell>
          <table:table-cell office:value-type="string">
            <text:p>a game where you hit a ball into a hole</text:p>
          </table:table-cell>
          <table:table-cell office:value-type="string">
            <text:p>Are you any good at golf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vening</text:p>
          </table:table-cell>
          <table:table-cell office:value-type="string">
            <text:p>e-vening</text:p>
          </table:table-cell>
          <table:table-cell office:value-type="string">
            <text:p>a time of day that is almost night</text:p>
          </table:table-cell>
          <table:table-cell office:value-type="string">
            <text:p>What are you doing on Friday evening?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mportant</text:p>
          </table:table-cell>
          <table:table-cell office:value-type="string">
            <text:p>im-port-ant</text:p>
          </table:table-cell>
          <table:table-cell office:value-type="string">
            <text:p>something that you really need to know or do</text:p>
          </table:table-cell>
          <table:table-cell office:value-type="string">
            <text:p>English is important if you want to travel.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ning</text:p>
          </table:table-cell>
          <table:table-cell office:value-type="string">
            <text:p>morn-ing</text:p>
          </table:table-cell>
          <table:table-cell office:value-type="string">
            <text:p>the beginning of the day, before noon</text:p>
          </table:table-cell>
          <table:table-cell office:value-type="string">
            <text:p>What do you usually do in the morning?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verb</text:p>
          </table:table-cell>
          <table:table-cell office:value-type="string">
            <text:p>an action word</text:p>
          </table:table-cell>
          <table:table-cell office:value-type="string">
            <text:p>When do you need to put an 's' on the verb?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hoto</text:p>
          </table:table-cell>
          <table:table-cell office:value-type="string">
            <text:p>pho-to</text:p>
          </table:table-cell>
          <table:table-cell office:value-type="string">
            <text:p>a picture from a camera</text:p>
          </table:table-cell>
          <table:table-cell office:value-type="string">
            <text:p>This is an old photo of my grandma.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sport</text:p>
          </table:table-cell>
          <table:table-cell office:value-type="string">
            <text:p>a game that you use to exercise</text:p>
          </table:table-cell>
          <table:table-cell office:value-type="string">
            <text:p>Can you play any sports?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catch</text:p>
          </table:table-cell>
          <table:table-cell office:value-type="string">
            <text:p>to grab something in the air</text:p>
          </table:table-cell>
          <table:table-cell office:value-type="string">
            <text:p>She tries to catch the ball.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tinue</text:p>
          </table:table-cell>
          <table:table-cell office:value-type="string">
            <text:p>con-tin-ue</text:p>
          </table:table-cell>
          <table:table-cell office:value-type="string">
            <text:p>to keep going</text:p>
          </table:table-cell>
          <table:table-cell office:value-type="string">
            <text:p>Continue reading until the end of the story.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chat</text:p>
          </table:table-cell>
          <table:table-cell office:value-type="string">
            <text:p>to talk about unimportant things</text:p>
          </table:table-cell>
          <table:table-cell office:value-type="string">
            <text:p>I'm chatting with my friend about the movie.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hop</text:p>
          </table:table-cell>
          <table:table-cell office:value-type="string">
            <text:p>little jump</text:p>
          </table:table-cell>
          <table:table-cell office:value-type="string">
            <text:p>Frogs are hopping across the floor.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office:value-type="string">
            <text:p>a message on paper that you send to someone in the mail</text:p>
          </table:table-cell>
          <table:table-cell office:value-type="string">
            <text:p>I got a letter in the mail from my friend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pool</text:p>
          </table:table-cell>
          <table:table-cell office:value-type="string">
            <text:p>a lake made by people</text:p>
          </table:table-cell>
          <table:table-cell office:value-type="string">
            <text:p>The kids all jump in the pool at the same time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office:value-type="string">
            <text:p>an image or photo or drawing</text:p>
          </table:table-cell>
          <table:table-cell office:value-type="string">
            <text:p>She paints beautiful pictures of animals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lost</text:p>
          </table:table-cell>
          <table:table-cell office:value-type="string">
            <text:p>can't find it</text:p>
          </table:table-cell>
          <table:table-cell office:value-type="string">
            <text:p>If you are lost, you can try to read a map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find</text:p>
          </table:table-cell>
          <table:table-cell office:value-type="string">
            <text:p>to look for and see</text:p>
          </table:table-cell>
          <table:table-cell office:value-type="string">
            <text:p>Can you help me find my keys?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lver</text:p>
          </table:table-cell>
          <table:table-cell office:value-type="string">
            <text:p>sil-ver</text:p>
          </table:table-cell>
          <table:table-cell office:value-type="string">
            <text:p>an expensive grey metal</text:p>
          </table:table-cell>
          <table:table-cell office:value-type="string">
            <text:p>Is the silver ring expensive?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gold</text:p>
          </table:table-cell>
          <table:table-cell office:value-type="string">
            <text:p>an expensive yellow metal</text:p>
          </table:table-cell>
          <table:table-cell office:value-type="string">
            <text:p>The old man has a gold tooth.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allet</text:p>
          </table:table-cell>
          <table:table-cell office:value-type="string">
            <text:p>wall-et</text:p>
          </table:table-cell>
          <table:table-cell office:value-type="string">
            <text:p>a small folding bag for money or cards</text:p>
          </table:table-cell>
          <table:table-cell office:value-type="string">
            <text:p>How much money is in your wallet?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lice</text:p>
          </table:table-cell>
          <table:table-cell office:value-type="string">
            <text:p>po-lice</text:p>
          </table:table-cell>
          <table:table-cell office:value-type="string">
            <text:p>people who make sure other people aren't doing bad things</text:p>
          </table:table-cell>
          <table:table-cell office:value-type="string">
            <text:p>She calls the police when she hears the monster.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age</text:p>
          </table:table-cell>
          <table:table-cell office:value-type="string">
            <text:p>how old</text:p>
          </table:table-cell>
          <table:table-cell office:value-type="string">
            <text:p>What is the age of this old house?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ize</text:p>
          </table:table-cell>
          <table:table-cell office:value-type="string">
            <text:p>how big</text:p>
          </table:table-cell>
          <table:table-cell office:value-type="string">
            <text:p>Do you have this shirt in a size small?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hape</text:p>
          </table:table-cell>
          <table:table-cell office:value-type="string">
            <text:p>how something looks on the outside, circle, square, triangle, etc.</text:p>
          </table:table-cell>
          <table:table-cell office:value-type="string">
            <text:p>What shape is the sun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kind (adj)</text:p>
          </table:table-cell>
          <table:table-cell office:value-type="string">
            <text:p>kind</text:p>
          </table:table-cell>
          <table:table-cell office:value-type="string">
            <text:p>nice, polite</text:p>
          </table:table-cell>
          <table:table-cell office:value-type="string">
            <text:p>She doesn't like her friend because he isn't kind.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rot</text:p>
          </table:table-cell>
          <table:table-cell office:value-type="string">
            <text:p>par-rot</text:p>
          </table:table-cell>
          <table:table-cell office:value-type="string">
            <text:p>a bird that can talk</text:p>
          </table:table-cell>
          <table:table-cell office:value-type="string">
            <text:p>How many words can your parrot say?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djective</text:p>
          </table:table-cell>
          <table:table-cell office:value-type="string">
            <text:p>ad-ject-ive</text:p>
          </table:table-cell>
          <table:table-cell office:value-type="string">
            <text:p>talking about a noun</text:p>
          </table:table-cell>
          <table:table-cell office:value-type="string">
            <text:p>How many adjectives can you name?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square</text:p>
          </table:table-cell>
          <table:table-cell office:value-type="string">
            <text:p>a shape with 4 sides</text:p>
          </table:table-cell>
          <table:table-cell office:value-type="string">
            <text:p>The people walk around the square in the town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entimeter</text:p>
          </table:table-cell>
          <table:table-cell office:value-type="string">
            <text:p>cent-i-meter</text:p>
          </table:table-cell>
          <table:table-cell office:value-type="string">
            <text:p>100 in a meter</text:p>
          </table:table-cell>
          <table:table-cell office:value-type="string">
            <text:p>How many centimeters tall are you?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inger</text:p>
          </table:table-cell>
          <table:table-cell office:value-type="string">
            <text:p>fing-er</text:p>
          </table:table-cell>
          <table:table-cell office:value-type="string">
            <text:p>a long part of your hand</text:p>
          </table:table-cell>
          <table:table-cell office:value-type="string">
            <text:p>You could hurt your fingers if you play with the door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round</text:p>
          </table:table-cell>
          <table:table-cell office:value-type="string">
            <text:p>like a circle</text:p>
          </table:table-cell>
          <table:table-cell office:value-type="string">
            <text:p>The airplane has a round door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office:value-type="string">
            <text:p>hard to pick up</text:p>
          </table:table-cell>
          <table:table-cell office:value-type="string">
            <text:p>The car is too heavy for him to pick up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young</text:p>
          </table:table-cell>
          <table:table-cell office:value-type="string">
            <text:p>not old</text:p>
          </table:table-cell>
          <table:table-cell office:value-type="string">
            <text:p>He may look young, but he is actually very old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straight</text:p>
          </table:table-cell>
          <table:table-cell office:value-type="string">
            <text:p>not turning</text:p>
          </table:table-cell>
          <table:table-cell office:value-type="string">
            <text:p>The pencil falls straight to the floor.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stronaut</text:p>
          </table:table-cell>
          <table:table-cell office:value-type="string">
            <text:p>as-tro-naut</text:p>
          </table:table-cell>
          <table:table-cell office:value-type="string">
            <text:p>a person who works in space</text:p>
          </table:table-cell>
          <table:table-cell office:value-type="string">
            <text:p>Do you want to be an astronaut when you grow up?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iraffe</text:p>
          </table:table-cell>
          <table:table-cell office:value-type="string">
            <text:p>gir-affe</text:p>
          </table:table-cell>
          <table:table-cell office:value-type="string">
            <text:p>an animal with a very long neck</text:p>
          </table:table-cell>
          <table:table-cell office:value-type="string">
            <text:p>How tall is that giraffe?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arm</text:p>
          </table:table-cell>
          <table:table-cell office:value-type="string">
            <text:p>the part of your body attached to your hand</text:p>
          </table:table-cell>
          <table:table-cell office:value-type="string">
            <text:p>The spider crawls up his arm.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teal</text:p>
          </table:table-cell>
          <table:table-cell office:value-type="string">
            <text:p>to take without asking</text:p>
          </table:table-cell>
          <table:table-cell office:value-type="string">
            <text:p>Did you steal my pencil?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office:value-type="string">
            <text:p>not beautiful</text:p>
          </table:table-cell>
          <table:table-cell office:value-type="string">
            <text:p>Is the picture ugly or beautiful?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nteresting</text:p>
          </table:table-cell>
          <table:table-cell office:value-type="string">
            <text:p>in-ter-est-ing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reasure</text:p>
          </table:table-cell>
          <table:table-cell office:value-type="string">
            <text:p>treas-ur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rown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av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angerous</text:p>
          </table:table-cell>
          <table:table-cell office:value-type="string">
            <text:p>dan-ger-ous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ngular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eposition</text:p>
          </table:table-cell>
          <table:table-cell office:value-type="string">
            <text:p>pre-pos-i-tion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irections</text:p>
          </table:table-cell>
          <table:table-cell office:value-type="string">
            <text:p>di-rec-tions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store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structions</text:p>
          </table:table-cell>
          <table:table-cell office:value-type="string">
            <text:p>in-struc-tions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per</text:p>
          </table:table-cell>
          <table:table-cell office:value-type="string">
            <text:p>su-per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idday</text:p>
          </table:table-cell>
          <table:table-cell office:value-type="string">
            <text:p>mid-day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cience</text:p>
          </table:table-cell>
          <table:table-cell office:value-type="string">
            <text:p>sci-ence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E.</text:p>
          </table:table-cell>
          <table:table-cell office:value-type="string">
            <text:p>P.-E.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deal</text:p>
          </table:table-cell>
          <table:table-cell office:value-type="string">
            <text:p>i-deal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nnect</text:p>
          </table:table-cell>
          <table:table-cell office:value-type="string">
            <text:p>con-nec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melet</text:p>
          </table:table-cell>
          <table:table-cell office:value-type="string">
            <text:p>ome-le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lad</text:p>
          </table:table-cell>
          <table:table-cell office:value-type="string">
            <text:p>sal-ad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pork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essert</text:p>
          </table:table-cell>
          <table:table-cell office:value-type="string">
            <text:p>des-sert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odle</text:p>
          </table:table-cell>
          <table:table-cell office:value-type="string">
            <text:p>nood-l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void</text:p>
          </table:table-cell>
          <table:table-cell office:value-type="string">
            <text:p>a-void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chips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rot</text:p>
          </table:table-cell>
          <table:table-cell office:value-type="string">
            <text:p>car-rot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lery</text:p>
          </table:table-cell>
          <table:table-cell office:value-type="string">
            <text:p>cel-er-y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ecific</text:p>
          </table:table-cell>
          <table:table-cell office:value-type="string">
            <text:p>spe-ci-fic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ushi</text:p>
          </table:table-cell>
          <table:table-cell office:value-type="string">
            <text:p>su-shi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oda</text:p>
          </table:table-cell>
          <table:table-cell office:value-type="string">
            <text:p>so-d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o-s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ide dish</text:p>
          </table:table-cell>
          <table:table-cell office:value-type="string">
            <text:p>side-dish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xciting</text:p>
          </table:table-cell>
          <table:table-cell office:value-type="string">
            <text:p>ex-ci-ting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camp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surf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hik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ghost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risbee</text:p>
          </table:table-cell>
          <table:table-cell office:value-type="string">
            <text:p>Fris-be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5/02/2021</text:date>, <text:time>20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20S</meta:editing-duration>
    <meta:editing-cycles>38</meta:editing-cycles>
    <meta:generator>OpenOffice/4.1.6$Win32 OpenOffice.org_project/416m1$Build-9790</meta:generator>
    <dc:date>2021-05-02T20:15:42.98</dc:date>
    <meta:document-statistic meta:table-count="3" meta:cell-count="554" meta:object-count="0"/>
    <meta:user-defined meta:name="Info 1"/>
    <meta:user-defined meta:name="Info 2"/>
    <meta:user-defined meta:name="Info 3"/>
    <meta:user-defined meta:name="Info 4"/>
  </office:meta>
</office:document-meta>
</file>